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f59" officeooo:paragraph-rsid="001a3f59"/>
    </style:style>
    <style:style style:name="P2" style:family="paragraph" style:parent-style-name="Standard">
      <style:text-properties style:text-underline-style="solid" style:text-underline-width="auto" style:text-underline-color="font-color" officeooo:rsid="001a3f59" officeooo:paragraph-rsid="001a3f59"/>
    </style:style>
    <style:style style:name="P3" style:family="paragraph" style:parent-style-name="Standard">
      <style:text-properties style:text-underline-style="none" officeooo:rsid="001a3f59" officeooo:paragraph-rsid="001a3f59"/>
    </style:style>
    <style:style style:name="T1" style:family="text">
      <style:text-properties officeooo:rsid="001bb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Q2</text:p>
      <text:p text:style-name="P1">Name: Leila Erbay</text:p>
      <text:p text:style-name="P1">Student Id: 260672158</text:p>
      <text:p text:style-name="P1"/>
      <text:p text:style-name="P2">Question 2: The Unix Command-line</text:p>
      <text:p text:style-name="P2"/>
      <text:p text:style-name="P3">1. <text:s/>$ finger | grep -i ‘le’ &gt; fingeredUsers.txt</text:p>
      <text:p text:style-name="P3"/>
      <text:p text:style-name="P3">2. $ mkdir Source/Backup &amp;&amp; mkdir Sour<text:span text:style-name="T1">ce</text:span>/Docs</text:p>
      <text:p text:style-name="P3"><text:s text:c="4"/>$ cp *.doc Source/Docs &amp;&amp; cp *.java Sourc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4:15:42.562669518</meta:creation-date>
    <dc:date>2017-01-30T16:43:26.911244537</dc:date>
    <meta:editing-duration>PT5M3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6" meta:character-count="213" meta:non-whitespace-character-count="179"/>
  </office:meta>
</office:document-meta>
</file>